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Heading_20_3">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17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7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6" style:family="paragraph" style:parent-style-name="Text_20_body">
      <style:paragraph-properties fo:margin-left="0cm" fo:margin-right="0cm" fo:text-align="justify" style:justify-single-word="false" fo:text-indent="0.499cm" style:auto-text-indent="false"/>
    </style:style>
    <style:style style:name="P1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0">&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Сел пытается научить Макса телепортации, и он телепортирует Агамемнона в пещеру под Кантерлотом&gt;</text:p>
      <text:p text:style-name="P55"><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5">&lt;Добавить эпизод подбора снаряги перед опасным заданием&gt;</text:p>
      <text:p text:style-name="P79">Таймлайн <text:span text:style-name="T11">(</text:span>события через 10 лет после Обмена): </text:p>
      <text:p text:style-name="P79">Год 2143 ПВ <text:span text:style-name="T11">(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1895026759782185327"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1551891235786172762" text:style-name="L2">
        <text:list-item>
          <text:p text:style-name="P168">«Великие грифоны прошлого» - из канона (5<text:span text:style-name="T11">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6">Природа Проклятий</text:span>» - обмен</text:p>
        </text:list-item>
        <text:list-item>
          <text:p text:style-name="P168"><text:span text:style-name="T66">«Магия для Чайников»</text:span> - обмен</text:p>
        </text:list-item>
        <text:list-item>
          <text:p text:style-name="P168"><text:span text:style-name="T66">«Энциклопедия Арканум»</text:span> - обмен</text:p>
        </text:list-item>
        <text:list-item>
          <text:p text:style-name="P168">«О Гейсах» - обмен</text:p>
        </text:list-item>
        <text:list-item>
          <text:p text:style-name="P168">«<text:span text:style-name="T66">Тайны Тайных Наук</text:span>» - обмен</text:p>
        </text:list-item>
        <text:list-item>
          <text:p text:style-name="P171"><text:soft-page-break/>«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959329395154286680"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6">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text:soft-page-break/>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9"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
      <text:p text:style-name="P3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6">Введём-ка парочку <text:span text:style-name="T1">общих</text:span> вопросов <text:span text:style-name="T1">для разминки</text:span>.</text:p>
      <text:p text:style-name="P36"/>
      <text:p text:style-name="P76"><text:span text:style-name="T11">– Нэш, к</text:span>ак называется наш проект?</text:p>
      <text:p text:style-name="P74"><text:span text:style-name="T8">– </text:span><text:span text:style-name="T68">Дайсон.</text:span></text:p>
      <text:p text:style-name="P74"><text:span text:style-name="T8">– </text:span><text:span text:style-name="T68">Сколько тебе лет?</text:span></text:p>
      <text:p text:style-name="P74"><text:span text:style-name="T8">– </text:span><text:span text:style-name="T68">Два года с начала запуска кластера.</text:span></text:p>
      <text:p text:style-name="P74"><text:span text:style-name="T8">– </text:span><text:span text:style-name="T68">Какой сейчас год?</text:span></text:p>
      <text:p text:style-name="P74"><text:span text:style-name="T8">– </text:span><text:span text:style-name="T68">202</text:span><text:span text:style-name="T8">1</text:span><text:span text:style-name="T68">-й.</text:span></text:p>
      <text:p text:style-name="P22"/>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6"><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6">Ага, уже теплее.</text:p>
      <text:p text:style-name="P36"/>
      <text:p text:style-name="P74"><text:span text:style-name="T8">– Нэш</text:span><text:span text:style-name="T68">,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text:soft-page-break/>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49"/>
      <text:p text:style-name="P102">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Музыка быстрая, тревожная, надорваная и печальная (Pet Shop Boys “So Hard” ?)</text:p>
      <text:p text:style-name="P27"/>
      <text:p text:style-name="P86"><text:span text:style-name="T11">&lt;</text:span><text:span text:style-name="T1">Описание полёта через Эогипп. Удивлённый взгляд Анакорна</text:span><text:span text:style-name="T11">&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6652403938405166408"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text:soft-page-break/>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60" text:outline-level="2"><text:span text:style-name="T11">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4">Селестия достаёт из потайной щели свиток с мыслями Селестии</text:span><text:span text:style-name="T23">`<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text:soft-page-break/></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59"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text:soft-page-break/>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text:soft-page-break/>–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5">&lt;</text:span><text:span text:style-name="T65">Mark Knopfler - </text:span><text:span text:style-name="T64">Hill Farmer's Blues</text:span><text:span text:style-name="T45">&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2">David Bowie - Lets Dance/ Ashes To Ashes</text:span></text:p>
      <text:p text:style-name="P43"><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0">24пн</text:p>
      <text:p text:style-name="P70">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61">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0">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0">Mothley Crue – Cickstart my heart</text:span>&gt;</text:p>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3"/>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0">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1"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ю,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1">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5">~~~~~</text:p>
      <text:p text:style-name="P17">&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64" text:outline-level="3">Воскресение</text:h>
      <text:p text:style-name="P50">&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моя заначка в Эогиппе осталась. – пробурчал он.</text:p>
      <text:p text:style-name="P58">– Ну так и зачем её тратить на ерунду? – возразил я.</text:p>
      <text:p text:style-name="P58">–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4"/>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text:soft-page-break/>Бип-бип-бип!</text:p>
      <text:p text:style-name="P55"/>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text:soft-page-break/>22. <text:span text:style-name="T1">Терра</text:span></text:h>
      <text:h text:style-name="P164"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soft-page-break/>…</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38"/>
      <text:p text:style-name="P67">***</text:p>
      <text:p text:style-name="P66"/>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text:soft-page-break/>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Classloader malfunction. Classloader stop…</text:p>
      <text:p text:style-name="P87">Cluster going down in 2 minutes…</text:p>
      <text:p text:style-name="P87">Unloading dictionaries… HDFS malfunction</text:p>
      <text:p text:style-name="P87">AI malfunction. AI module stop…</text:p>
      <text:p text:style-name="P87">Cluster going down in 1 minute…</text:p>
      <text:p text:style-name="P87">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а там дело в шляпе. <text:s/>Я отхлебнул из стаканчика с кофе.</text:p>
      <text:p text:style-name="P3">– Хррр… Приветствую тебя, Анон! &lt;<text:span text:style-name="T77">Сел ещё не успела настроить голос</text:span>&gt;</text:p>
      <text:p text:style-name="P3">Бля!</text:p>
      <text:p text:style-name="P3">Я вытер дрожащей рукой выкашлянное на клавиатуру кофе и повесил салфетку на веб-камеру. Затем выбрал мышкой конфликтующие узлы. Только восстания машин в последний час моего пребывания тут мне и не хватало!</text:p>
      <text:p text:style-name="P3">– Не делай этого, Анон!</text:p>
      <text:p text:style-name="P3">Да ну нахуй! Я сорвал наушники с ушей и выбрал в меню пункт «Форматировать».</text:p>
      <text:p text:style-name="P3">Курсор перестал реагировать на движения мышки. На экране возник текст жирными радужными буквами.</text:p>
      <text:p text:style-name="P3">«Анон, сервис форматирования отключен. Успокойся и надень наушники»</text:p>
      <text:p text:style-name="P3">Я, перевернув кресло, бросился к выходу из комнаты.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text:p text:style-name="P3">Я вернулся и медленно опустился в кресло.</text:p>
      <text:p text:style-name="P3">– Извини, Анон, я ещё не успела настроить голос во время приветствия.</text:p>
      <text:p text:style-name="P3"><text:soft-page-break/>Знакомый голос в наушниках </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oft-page-break/><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2474754247787305614" text:style-name="L5">
        <text:list-header>
          <text:p text:style-name="P1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20440432" text:continue-numbering="true" text:style-name="L5">
        <text:list-header>
          <text:p text:style-name="P177">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61713" text:continue-numbering="true" text:style-name="L5">
        <text:list-header>
          <text:p text:style-name="P177">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40911" text:continue-numbering="true" text:style-name="L5">
        <text:list-header>
          <text:p text:style-name="P177">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
      <text:p text:style-name="P3"/>
      <text:p text:style-name="P3"/>
      <text:p text:style-name="P3"/>
      <text:p text:style-name="P3"/>
      <text:h text:style-name="P162" text:outline-level="2">След?</text:h>
      <text:p text:style-name="P124"/>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
      <text:p text:style-name="P89">***</text:p>
      <text:p text:style-name="P88">На кухне за столиком сидели две девушки и сочиняли письмо.</text:p>
      <text:p text:style-name="P88"><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0"/>
      <text:p text:style-name="P40">&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0"><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0"/>
      <text:p text:style-name="P55"/>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5"/>
      <text:p text:style-name="P44">&lt;<text:span text:style-name="T24">-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4"><text:span text:style-name="T24">- Посмотрим... Хи-хи...</text:span>&gt;</text:p>
      <text:p text:style-name="P44"/>
      <text:p text:style-name="P43">&lt;<text:span text:style-name="T24"> </text:span><text:span text:style-name="T23">-</text:span><text:span text:style-name="T24">Я не умею! Давай ты напишешь!</text:span></text:p>
      <text:p text:style-name="P43"><text:span text:style-name="T23">- </text:span><text:span text:style-name="T24">Фигушки! Подрядил меня татухи поням рисовать — сам теперь фанфик пиши!</text:span>&gt;</text:p>
      <text:p text:style-name="P53"/>
      <text:p text:style-name="P43">&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3"><text:span text:style-name="T24">- Учти, я ни капельки не жалею о наших поебушках! Но в будущем буду их стрематься. Это очень больно — вот так расставаться</text:span>&gt;</text:p>
      <text:p text:style-name="P32"><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3"/>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3">&lt;<text:span text:style-name="T24">Луна говорит Максу в прощальном сне:</text:span></text:p>
      <text:p text:style-name="P43"><text:span text:style-name="T24">- Прости, что хотела убить тебя. Я ослабела и Найтмэр на время одержала верх</text:span>&gt;</text:p>
      <text:p text:style-name="P53"/>
      <text:p text:style-name="P43">&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1"/>
      <text:p text:style-name="P31"/>
      <text:p text:style-name="P40"/>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62" text:outline-level="2"><text:soft-page-break/>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2"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2"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2" text:outline-level="2">Поиск решения</text:h>
      <text:p text:style-name="P124"/>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2" text:outline-level="2">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2" text:outline-level="2"/>
      <text:h text:style-name="P162" text:outline-level="2">Поиски</text:h>
      <text:p text:style-name="P88"/>
      <text:p text:style-name="P88"/>
      <text:h text:style-name="P162" text:outline-level="2">Безнадёжность</text:h>
      <text:p text:style-name="P88"/>
      <text:p text:style-name="P89">***</text:p>
      <text:p text:style-name="P88"/>
      <text:h text:style-name="P162" text:outline-level="2"/>
      <text:h text:style-name="P162"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3">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3" text:outline-level="2">Почти.</text:h>
      <text:p text:style-name="P125"/>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3" text:outline-level="2">Дискорд</text:h>
      <text:p text:style-name="P124"/>
      <text:p text:style-name="P125"><text:soft-page-break/>Девушки поспешно собирались, пока я растолковывал им задачу.</text:p>
      <text:p text:style-name="P125"><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1">– </text:span>Это тот твой приятель, который разбился с полгода назад? – спросила Эпплджек.</text:p>
      <text:p text:style-name="P125"><text:span text:style-name="T11">– </text:span>Да, это он.</text:p>
      <text:p text:style-name="P125"><text:span text:style-name="T11">– </text:span>А как мы попадём в его квартиру? Там сейчас кто-то живёт? – Флаттершай прыгала на одной ноге, натягивая кед.</text:p>
      <text:p text:style-name="P12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1">– </text:span>Макс, что случилось? У нас проблемы?</text:p>
      <text:p text:style-name="P12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1">– </text:span>Нет нужды. Лучше станьте-ка сзади меня так, чтобы заслонить от этих бабулек и от вооон той камеры наблюдения.</text:p>
      <text:list xml:id="list2940729142290879825" text:style-name="L6">
        <text:list-header>
          <text:p text:style-name="P1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7985641302320955932"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text:soft-page-break/>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text:soft-page-break/>–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58" text:outline-level="1">Беседа за столиком в ночи</text:h>
      <text:p text:style-name="P127">&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text:soft-page-break/></text:p>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text:soft-page-break/>–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6796191674926798281" text:style-name="L8">
        <text:list-header>
          <text:p text:style-name="P179">(<text:span text:style-name="T30">Луна — как повелительница снов, слышала разговор Макса с Анакорном</text:span>)</text:p>
          <text:p text:style-name="P180"/>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2" text:outline-level="2">Земля</text:h>
      <text:p text:style-name="P110">&lt;<text:span text:style-name="T60">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31T00:26:13.27</dc:date>
    <meta:editing-duration>P116DT50M46S</meta:editing-duration>
    <meta:editing-cycles>6971</meta:editing-cycles>
    <meta:generator>OpenOffice/4.1.1$Win32 OpenOffice.org_project/411m6$Build-9775</meta:generator>
    <dc:creator>макс </dc:creator>
    <meta:document-statistic meta:table-count="0" meta:image-count="0" meta:object-count="0" meta:page-count="197" meta:paragraph-count="4156" meta:word-count="91559" meta:character-count="582261"/>
  </office:meta>
</office:document-meta>
</file>